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bd58" officeooo:paragraph-rsid="0021bd58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officeooo:rsid="001ae8b1" officeooo:paragraph-rsid="001ae8b1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Liberation Mono" fo:font-size="10pt" fo:letter-spacing="normal" fo:font-style="normal" fo:font-weight="normal" officeooo:rsid="001dd52f" style:font-name-asian="Noto Sans Mono CJK SC" style:font-size-asian="10pt" style:font-name-complex="Liberation Mono" style:font-size-complex="10pt"/>
    </style:style>
    <style:style style:name="T4" style:family="text">
      <style:text-properties officeooo:rsid="001dd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onte: https://www.escolalinux.com.br/blog/8-motivos-para-voce-aprender-shell-script</text:p>
      <text:p text:style-name="P5"/>
      <text:p text:style-name="P1">8 motivos para vocÃª aprender shell script!</text:p>
      <text:p text:style-name="P1">------------------------------------------</text:p>
      <text:p text:style-name="P5"/>
      <text:p text:style-name="P1">O Shell Script Ã© uma ferramenta muito poderosa utilizada na automaÃ§Ã£o de instruÃ§Ã£o onde, atravÃ©s um arquivo .txt executÃ¡vel, o usuÃ¡rio ou atÃ© mesmo o sistema pode executar uma operaÃ§Ã£o ou uma sequÃªncia de operaÃ§Ãµes, instruÃ§Ãµes ou atÃ© mesmo testes.</text:p>
      <text:p text:style-name="P5"/>
      <text:p text:style-name="P1">O uso mais convencional do Shell Script Ã© executÃ¡vel para instalaÃ§Ã£o/configuraÃ§Ã£o ou geraÃ§Ã£o de dados para criaÃ§Ã£o de relatÃ³rios. Tratamos essa ferramenta como poderosa pois qualquer sequÃªncia de instruÃ§Ãµes que sejam realizadas com regularidade que possa ser automatizada, pode ser implementada com Shell Script. Saiba mais!</text:p>
      <text:p text:style-name="P5"/>
      <text:p text:style-name="P1">Por que o Shell Script Ã© tÃ£o valorizado?</text:p>
      <text:p text:style-name="P1">----------------------------------------</text:p>
      <text:p text:style-name="P5"/>
      <text:p text:style-name="P1">A facilidade que o Shell Script promove na vida do usuÃ¡rio e tambÃ©m do administrador do sistema faz com que ele seja muito valorizado. Qualquer automatizaÃ§Ã£o de tarefas agiliza a velocidade da entrega e ainda agrega confiabilidade ao processo, que antes poderia conter erros por ser 100% manual. VocÃª nÃ£o precisa mais copiar e colar 50 vezes o e-mail para todos os destinatÃ¡rios de um e-mail ou ainda utilizar mala direta para realizar essa tarefa, vocÃª pode simples utilizar o Shell Script para:</text:p>
      <text:p text:style-name="P5"/>
      <text:p text:style-name="P1">- Criar um arquivo .txt para enviar a mensagem com assinatura;</text:p>
      <text:p text:style-name="P1">- Criar um arquivo .txt com os nomes de todos os destinatÃ¡rios;</text:p>
      <text:p text:style-name="P1">- Criar um script que realiza a leitura dos nomes um por um do arquivo e depois coloca a mensagem do arquivo .txt, e depois utilizar a funÃ§Ã£o â€œEnviar E-mailâ€.</text:p>
      <text:p text:style-name="P5"/>
      <text:p text:style-name="P5"/>
      <text:p text:style-name="P1">8 motivos para vocÃª aprender Shell Script</text:p>
      <text:p text:style-name="P1">-----------------------------------------</text:p>
      <text:p text:style-name="P5"/>
      <text:p text:style-name="P1">#1 Diversas partes de uma distribuiÃ§Ã£o Linux usam Shell Script, como:</text:p>
      <text:p text:style-name="P5"/>
      <text:p text:style-name="P2"><text:s text:c="8"/><text:span text:style-name="T1">a) Sistemas de empacotamento: scripts utilizados para criaÃ§Ã£o de pacotes;</text:span></text:p>
      <text:p text:style-name="P5"/>
      <text:p text:style-name="P2"><text:s text:c="8"/><text:span text:style-name="T1">b) Init systems: utilizam o shell script para controle dos serviÃ§os;</text:span></text:p>
      <text:p text:style-name="P5"/>
      <text:p text:style-name="P2"><text:s text:c="8"/><text:span text:style-name="T1">c) Grub: Os arquivos de boot sÃ£o Shell Script;</text:span></text:p>
      <text:p text:style-name="P5"/>
      <text:p text:style-name="P1">A lista Ã© bem extensa, esses foram apenas alguns exemplos.</text:p>
      <text:p text:style-name="P5"/>
      <text:p text:style-name="P5"><text:span text:style-name="T2">#2 </text:span><text:span text:style-name="T3">Soma para o Curriculo&gt; Seu curriculo fica mais diversificado e pronto para o mercado de trabalho, tendo mais conhecimentos em mais linguagens sempre é um bom diferencial para o mercado</text:span></text:p>
      <text:p text:style-name="P5"/>
      <text:p text:style-name="P1">#3 Alta valorizaÃ§Ã£o no mercado de trabalho: A demanda por profissionais que sejam aptos a atuar com as diversas tecnologias que surgiram, como Docker e OpenStack sÃ£o altas, porÃ©m eles tambÃ©m procuram pelos profissionais que conhecem Shell Script, vocÃª sabe porquÃª?</text:p>
      <text:p text:style-name="P5"/>
      <text:p text:style-name="P2"><text:s text:c="8"/><text:span text:style-name="T1">a) Docker: VocÃª utiliza Shell Script dentro do arquivo que realiza a definiÃ§Ã£o de um container;</text:span></text:p>
      <text:p text:style-name="P5"/>
      <text:p text:style-name="P2"><text:s text:c="8"/><text:span text:style-name="T1">B) OpenStack: VocÃª consegue executar o script do Shell ainda no primeiro boot da mÃ¡quina virtual;</text:span></text:p>
      <text:p text:style-name="P5"/>
      <text:p text:style-name="P1"><text:soft-page-break/>#4 <text:span text:style-name="T4">Rising Cash: Seu teto salarial tende a aumentar por se tornar um profissional mais capacitado podendo resolver problemas que outro não conseguiriam resolver.</text:span></text:p>
      <text:p text:style-name="P5"/>
      <text:p text:style-name="P3">#5 O conhecimento em Shelll script é muito valorizado no mercado de trabalho.</text:p>
      <text:p text:style-name="P5"/>
      <text:p text:style-name="P3">#6 Shell script está de certa forma ultrapassado mas continua sendo muito utilizado.</text:p>
      <text:p text:style-name="P5"/>
      <text:p text:style-name="P1">#7 <text:span text:style-name="T4">Fun! : É realmente divertido o quão útil pode ser a ferramenta shell script, pois você tem mais dominio das capacidades da sua maquinas, como isso pode não ser divertido?</text:span></text:p>
      <text:p text:style-name="P1"/>
      <text:p text:style-name="P4">#7 Conhecer SHell Script o ajduará a melhorar sua capacidade com linhas de comando.</text:p>
      <text:p text:style-name="P5"/>
      <text:p text:style-name="P7">#8 Crescimento salarial: Pessoas capacitadas e que possuem a habilidade de trabalhar com Shell Script sÃ£o muito valorizadas no mercado, conseguem boas propostas de emprego e para elas nÃ£o faltam vagas.</text:p>
      <text:p text:style-name="P8"><text:span text:style-name="T2">#9 Desenvolvimento lógico: Cada vez que uma pessoa aprender uma nova linguagem seu raciocineo lógico tende a melhorar.</text:span></text:p>
      <text:p text:style-name="P8"><text:span text:style-name="T2">#9 Entender a evolução das linguagens de programação: Bash é uma das formas mais simples de lionguagens de programação. Entender seu funcionamento nos ajudará a compreender a evolução das linguagens de programação bem como o porque das necessidades de novas funcionalidades existirem.?</text:span></text:p>
      <text:p text:style-name="P8"><text:span text:style-name="T2">#9 Entender a evolução das linguagens de programação: Bash é uma das formas mais simples de lionguagens de programação. Entender seu funcionamento nos ajudará a compreender a evolução das linguagens de programação bem como o porque das necessidades de novas funcionalidades existirem.?</text:span></text:p>
      <text:p text:style-name="P8"><text:span text:style-name="T2">#10 Desenvolvimento lógico: Quanto maior a quantidade de <text:s/>linguagens você aprender, maior <text:s/>seu raciocínio lógico tende a s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4:33:53.831231895</meta:creation-date>
    <dc:date>2020-08-17T15:23:07.676840325</dc:date>
    <meta:editing-duration>PT30M4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2" meta:paragraph-count="32" meta:word-count="654" meta:character-count="4339" meta:non-whitespace-character-count="3679"/>
  </office:meta>
</office:document-meta>
</file>